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703d" officeooo:paragraph-rsid="0022703d"/>
    </style:style>
    <style:style style:name="P2" style:family="paragraph" style:parent-style-name="Standard">
      <style:text-properties officeooo:rsid="00227a76" officeooo:paragraph-rsid="00227a76"/>
    </style:style>
    <style:style style:name="P3" style:family="paragraph" style:parent-style-name="Standard">
      <style:text-properties officeooo:paragraph-rsid="0026919e"/>
    </style:style>
    <style:style style:name="T1" style:family="text">
      <style:text-properties officeooo:rsid="001cf0a6"/>
    </style:style>
    <style:style style:name="T2" style:family="text">
      <style:text-properties officeooo:rsid="001e11bf"/>
    </style:style>
    <style:style style:name="T3" style:family="text">
      <style:text-properties officeooo:rsid="001efc7f"/>
    </style:style>
    <style:style style:name="T4" style:family="text">
      <style:text-properties officeooo:rsid="0026919e"/>
    </style:style>
    <style:style style:name="T5" style:family="text">
      <style:text-properties officeooo:rsid="00227a76"/>
    </style:style>
    <style:style style:name="T6" style:family="text">
      <style:text-properties officeooo:rsid="0029b0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Unit]</text:p>
      <text:p text:style-name="Standard">Description=<text:span text:style-name="T1">Fastapi </text:span><text:span text:style-name="T6">prediction</text:span> service</text:p>
      <text:p text:style-name="Standard">After=multi-user.target</text:p>
      <text:p text:style-name="Standard">[Service]</text:p>
      <text:p text:style-name="Standard">WorkingDirectory=/home/ubunmgr/prediction_fastapi/prediction_folder</text:p>
      <text:p text:style-name="Standard">Type=simple</text:p>
      <text:p text:style-name="Standard">Restart=always</text:p>
      <text:p text:style-name="P3">ExecStart=<text:span text:style-name="T5">/home/ubunmgr/env_test/bin</text:span>/gunicorn update_fastapi:app --workers 4 --worker-class uvicorn.workers.UvicornWorker --bind <text:span text:style-name="T3">1</text:span><text:span text:style-name="T4">72.</text:span><text:span text:style-name="T3">17.203.51</text:span>:8000</text:p>
      <text:p text:style-name="Standard">[Install]</text:p>
      <text:p text:style-name="Standard">WantedBy=multi-user.target</text:p>
      <text:p text:style-name="Standard"/>
      <text:p text:style-name="Standard"><text:span text:style-name="T2">environment = </text:span>/home/ubunmgr/fastapi_env/bin/python</text:p>
      <text:p text:style-name="P1">new_environment = /home/ubunmgr/new_test_venv/bin/python</text:p>
      <text:p text:style-name="P2">3.6 virtual_env = /home/ubunmgr/env_test/b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7:17:58.334435752</meta:creation-date>
    <dc:date>2022-02-08T17:39:55.679566575</dc:date>
    <meta:editing-duration>PT9H11M4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32" meta:character-count="500" meta:non-whitespace-character-count="484"/>
  </office:meta>
</office:document-meta>
</file>